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erif" svg:font-family="serif"/>
    <style:font-face style:name="Arial4"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List_20_Paragraph" style:list-style-name="WWNum1">
      <style:paragraph-properties fo:margin-left="0.176cm" fo:margin-right="0.196cm" fo:margin-top="0.164cm" fo:margin-bottom="0cm" style:contextual-spacing="false" fo:line-height="118%" fo:text-align="start" style:justify-single-word="false" fo:text-indent="0cm" style:auto-text-indent="false">
        <style:tab-stops>
          <style:tab-stop style:position="0.635cm"/>
        </style:tab-stops>
      </style:paragraph-properties>
      <style:text-properties officeooo:paragraph-rsid="00174ddb"/>
    </style:style>
    <style:style style:name="P2" style:family="paragraph" style:parent-style-name="List_20_Paragraph" style:list-style-name="WWNum1">
      <style:paragraph-properties fo:margin-left="0.607cm" fo:margin-right="0cm" fo:margin-top="0.295cm" fo:margin-bottom="0cm" style:contextual-spacing="false" fo:line-height="100%" fo:text-align="start" style:justify-single-word="false" fo:text-indent="-0.432cm" style:auto-text-indent="false">
        <style:tab-stops>
          <style:tab-stop style:position="0.609cm"/>
        </style:tab-stops>
      </style:paragraph-properties>
    </style:style>
    <style:style style:name="P3" style:family="paragraph" style:parent-style-name="List_20_Paragraph" style:list-style-name="WWNum1">
      <style:paragraph-properties fo:margin-left="0.607cm" fo:margin-right="0cm" fo:margin-top="0cm" fo:margin-bottom="0cm" style:contextual-spacing="false" fo:line-height="100%" fo:text-align="start" style:justify-single-word="false" fo:text-indent="-0.432cm" style:auto-text-indent="false">
        <style:tab-stops>
          <style:tab-stop style:position="0.609cm"/>
        </style:tab-stops>
      </style:paragraph-properties>
    </style:style>
    <style:style style:name="P4" style:family="paragraph" style:parent-style-name="List_20_Paragraph" style:list-style-name="WWNum1" style:master-page-name="Converted1">
      <style:paragraph-properties fo:margin-left="0.176cm" fo:margin-right="0.182cm" fo:margin-top="0.145cm" fo:margin-bottom="0cm" style:contextual-spacing="false" fo:line-height="118%" fo:text-align="justify" style:justify-single-word="false" fo:text-indent="0cm" style:auto-text-indent="false" style:page-number="auto">
        <style:tab-stops>
          <style:tab-stop style:position="0.635cm"/>
        </style:tab-stops>
      </style:paragraph-properties>
    </style:style>
    <style:style style:name="P5" style:family="paragraph" style:parent-style-name="List_20_Paragraph" style:list-style-name="WWNum1">
      <style:paragraph-properties fo:margin-left="2.716cm" fo:margin-right="0cm" fo:margin-top="0cm" fo:margin-bottom="0cm" style:contextual-spacing="false" fo:line-height="100%" fo:text-align="start" style:justify-single-word="false" fo:text-indent="-0.635cm" style:auto-text-indent="false">
        <style:tab-stops>
          <style:tab-stop style:position="2.715cm"/>
          <style:tab-stop style:position="2.716cm"/>
        </style:tab-stops>
      </style:paragraph-properties>
    </style:style>
    <style:style style:name="P6" style:family="paragraph" style:parent-style-name="List_20_Paragraph" style:list-style-name="WWNum1">
      <style:paragraph-properties fo:margin-left="2.716cm" fo:margin-right="0cm" fo:margin-top="0.083cm" fo:margin-bottom="0cm" style:contextual-spacing="false" fo:line-height="100%" fo:text-align="start" style:justify-single-word="false" fo:text-indent="-0.635cm" style:auto-text-indent="false">
        <style:tab-stops>
          <style:tab-stop style:position="2.715cm"/>
          <style:tab-stop style:position="2.716cm"/>
        </style:tab-stops>
      </style:paragraph-properties>
    </style:style>
    <style:style style:name="P7" style:family="paragraph" style:parent-style-name="List_20_Paragraph" style:list-style-name="WWNum1">
      <style:paragraph-properties fo:margin-left="0cm" fo:margin-right="0.196cm" fo:margin-top="0.164cm" fo:margin-bottom="0cm" style:contextual-spacing="false" fo:line-height="118%" fo:text-align="start" style:justify-single-word="false" fo:text-indent="0cm" style:auto-text-indent="false">
        <style:tab-stops>
          <style:tab-stop style:position="0.635cm"/>
        </style:tab-stops>
      </style:paragraph-properties>
      <style:text-properties officeooo:paragraph-rsid="00174ddb"/>
    </style:style>
    <style:style style:name="P8" style:family="paragraph" style:parent-style-name="Standard" style:master-page-name="Standard">
      <style:paragraph-properties fo:margin-left="0.176cm" fo:margin-right="0cm" fo:margin-top="0.152cm" fo:margin-bottom="0cm" style:contextual-spacing="false" fo:text-align="start" style:justify-single-word="false" fo:text-indent="0cm" style:auto-text-indent="false" style:page-number="auto">
        <style:tab-stops>
          <style:tab-stop style:position="8.7cm"/>
          <style:tab-stop style:position="9.402cm"/>
          <style:tab-stop style:position="15.274cm"/>
        </style:tab-stops>
      </style:paragraph-properties>
    </style:style>
    <style:style style:name="P9" style:family="paragraph" style:parent-style-name="Text_20_body">
      <style:text-properties style:font-name="Times New Roman" fo:font-size="10pt" style:font-size-asian="10pt"/>
    </style:style>
    <style:style style:name="P10" style:family="paragraph" style:parent-style-name="Text_20_body">
      <style:text-properties fo:font-size="12pt" style:font-size-asian="12pt"/>
    </style:style>
    <style:style style:name="P11" style:family="paragraph" style:parent-style-name="Text_20_body">
      <style:text-properties fo:font-size="12pt" fo:language="mk" fo:country="MK" officeooo:rsid="001f8d3b" officeooo:paragraph-rsid="001f8d3b" style:font-size-asian="12pt"/>
    </style:style>
    <style:style style:name="P12" style:family="paragraph" style:parent-style-name="Text_20_body">
      <style:paragraph-properties fo:line-height="5%"/>
      <style:text-properties fo:font-size="10pt" style:font-size-asian="10pt"/>
    </style:style>
    <style:style style:name="P13" style:family="paragraph" style:parent-style-name="Text_20_body">
      <style:text-properties fo:font-size="14pt" officeooo:paragraph-rsid="001e5e04" style:font-size-asian="14pt"/>
    </style:style>
    <style:style style:name="P14" style:family="paragraph" style:parent-style-name="Text_20_body">
      <style:text-properties style:font-name="Arial2" fo:font-size="14pt" style:font-size-asian="14pt" style:font-size-complex="14pt"/>
    </style:style>
    <style:style style:name="P15" style:family="paragraph" style:parent-style-name="Text_20_body">
      <style:text-properties style:font-name="Arial2" fo:font-size="14pt" officeooo:paragraph-rsid="0018e97d" style:font-size-asian="14pt" style:font-size-complex="14pt"/>
    </style:style>
    <style:style style:name="P16" style:family="paragraph" style:parent-style-name="Text_20_body">
      <style:paragraph-properties fo:margin-top="0.005cm" fo:margin-bottom="0cm" style:contextual-spacing="false"/>
      <style:text-properties style:font-name="Times New Roman" fo:font-size="13.5pt" style:font-size-asian="13.5pt"/>
    </style:style>
    <style:style style:name="P17" style:family="paragraph" style:parent-style-name="Text_20_body">
      <style:paragraph-properties fo:margin-top="0.018cm" fo:margin-bottom="0cm" style:contextual-spacing="false"/>
    </style:style>
    <style:style style:name="P18" style:family="paragraph" style:parent-style-name="Text_20_body">
      <style:paragraph-properties fo:margin-top="0.018cm" fo:margin-bottom="0cm" style:contextual-spacing="false"/>
      <style:text-properties fo:font-size="12.5pt" style:font-size-asian="12.5pt"/>
    </style:style>
    <style:style style:name="P19" style:family="paragraph" style:parent-style-name="Text_20_body">
      <style:paragraph-properties fo:margin-left="0cm" fo:margin-right="0cm" fo:text-indent="0cm" style:auto-text-indent="false"/>
      <style:text-properties fo:language="mk" fo:country="MK" officeooo:rsid="001c66eb" officeooo:paragraph-rsid="001c66eb"/>
    </style:style>
    <style:style style:name="P20" style:family="paragraph" style:parent-style-name="Text_20_body">
      <style:paragraph-properties fo:margin-left="0cm" fo:margin-right="0cm" fo:text-indent="0cm" style:auto-text-indent="false"/>
      <style:text-properties fo:color="#000000" loext:opacity="100%" fo:font-size="14pt" fo:language="mk" fo:country="MK" officeooo:rsid="001e5e04" officeooo:paragraph-rsid="001e5e04" style:font-size-asian="14pt" style:font-size-complex="14pt"/>
    </style:style>
    <style:style style:name="P21" style:family="paragraph" style:parent-style-name="Text_20_body">
      <style:paragraph-properties fo:margin-left="0.176cm" fo:margin-right="0cm" fo:text-indent="0cm" style:auto-text-indent="false"/>
    </style:style>
    <style:style style:name="P22" style:family="paragraph" style:parent-style-name="Text_20_body">
      <style:paragraph-properties fo:margin-left="0.176cm" fo:margin-right="0cm" fo:text-indent="0cm" style:auto-text-indent="false"/>
      <style:text-properties fo:color="#000000" loext:opacity="100%" fo:font-size="14pt" fo:language="mk" fo:country="MK" officeooo:rsid="001e5e04" officeooo:paragraph-rsid="001e5e04" style:font-size-asian="14pt" style:font-size-complex="14pt"/>
    </style:style>
    <style:style style:name="P23" style:family="paragraph" style:parent-style-name="Text_20_body">
      <style:paragraph-properties fo:margin-left="0.176cm" fo:margin-right="0cm" fo:text-indent="0cm" style:auto-text-indent="false"/>
      <style:text-properties officeooo:paragraph-rsid="0021c968"/>
    </style:style>
    <style:style style:name="P24" style:family="paragraph" style:parent-style-name="Text_20_body">
      <style:paragraph-properties fo:margin-left="0.176cm" fo:margin-right="0cm" fo:margin-top="0.162cm" fo:margin-bottom="0cm" style:contextual-spacing="false" fo:line-height="118%" fo:text-indent="0cm" style:auto-text-indent="false"/>
    </style:style>
    <style:style style:name="P25" style:family="paragraph" style:parent-style-name="Text_20_body">
      <style:paragraph-properties fo:margin-left="0.176cm" fo:margin-right="0cm" fo:margin-top="0.002cm" fo:margin-bottom="0cm" style:contextual-spacing="false" fo:text-indent="0cm" style:auto-text-indent="false"/>
    </style:style>
    <style:style style:name="P26" style:family="paragraph" style:parent-style-name="Text_20_body">
      <style:paragraph-properties fo:margin-top="0.004cm" fo:margin-bottom="0cm" style:contextual-spacing="false"/>
    </style:style>
    <style:style style:name="P27" style:family="paragraph" style:parent-style-name="Text_20_body">
      <style:paragraph-properties fo:margin-top="0.004cm" fo:margin-bottom="0cm" style:contextual-spacing="false"/>
      <style:text-properties fo:font-size="15pt" style:font-size-asian="15pt"/>
    </style:style>
    <style:style style:name="P28" style:family="paragraph" style:parent-style-name="Text_20_body">
      <style:paragraph-properties fo:margin-top="0.019cm" fo:margin-bottom="0cm" style:contextual-spacing="false"/>
      <style:text-properties fo:font-size="12.5pt" style:font-size-asian="12.5pt"/>
    </style:style>
    <style:style style:name="P29" style:family="paragraph" style:parent-style-name="Text_20_body">
      <style:paragraph-properties fo:margin-top="0.002cm" fo:margin-bottom="0cm" style:contextual-spacing="false"/>
    </style:style>
    <style:style style:name="P30" style:family="paragraph" style:parent-style-name="Text_20_body">
      <style:paragraph-properties fo:margin-top="0.002cm" fo:margin-bottom="0cm" style:contextual-spacing="false"/>
      <style:text-properties fo:font-size="13.5pt" style:font-size-asian="13.5pt"/>
    </style:style>
    <style:style style:name="P31" style:family="paragraph" style:parent-style-name="Text_20_body">
      <style:paragraph-properties fo:margin-left="0.035cm" fo:margin-right="0cm" fo:margin-top="0.021cm" fo:margin-bottom="0cm" style:contextual-spacing="false" fo:text-indent="0cm" style:auto-text-indent="false"/>
    </style:style>
    <style:style style:name="P32" style:family="paragraph" style:parent-style-name="Text_20_body">
      <style:paragraph-properties fo:margin-left="0.035cm" fo:margin-right="0cm" fo:margin-top="0.083cm" fo:margin-bottom="0cm" style:contextual-spacing="false" fo:text-indent="0cm" style:auto-text-indent="false"/>
    </style:style>
    <style:style style:name="P33" style:family="paragraph" style:parent-style-name="Text_20_body">
      <style:paragraph-properties fo:margin-left="0.176cm" fo:margin-right="0.185cm" fo:margin-top="0.164cm" fo:margin-bottom="0cm" style:contextual-spacing="false" fo:line-height="118%" fo:text-align="justify" style:justify-single-word="false" fo:text-indent="0cm" style:auto-text-indent="false"/>
    </style:style>
    <style:style style:name="P34" style:family="paragraph" style:parent-style-name="Text_20_body">
      <style:paragraph-properties fo:margin-top="0.016cm" fo:margin-bottom="0cm" style:contextual-spacing="false"/>
      <style:text-properties fo:font-size="12.5pt" style:font-size-asian="12.5pt"/>
    </style:style>
    <style:style style:name="P35" style:family="paragraph" style:parent-style-name="Text_20_body">
      <style:paragraph-properties fo:margin-left="0.176cm" fo:margin-right="0.176cm" fo:line-height="118%" fo:text-align="justify" style:justify-single-word="false" fo:text-indent="0cm" style:auto-text-indent="false"/>
    </style:style>
    <style:style style:name="P36" style:family="paragraph" style:parent-style-name="Text_20_body">
      <style:paragraph-properties fo:margin-top="0.014cm" fo:margin-bottom="0cm" style:contextual-spacing="false"/>
      <style:text-properties fo:font-size="12.5pt" style:font-size-asian="12.5pt"/>
    </style:style>
    <style:style style:name="P37" style:family="paragraph" style:parent-style-name="Text_20_body">
      <style:paragraph-properties fo:margin-left="0.176cm" fo:margin-right="0.183cm" fo:margin-top="0.252cm" fo:margin-bottom="0cm" style:contextual-spacing="false" fo:line-height="118%" fo:text-align="justify" style:justify-single-word="false" fo:text-indent="0cm" style:auto-text-indent="false"/>
    </style:style>
    <style:style style:name="P38" style:family="paragraph" style:parent-style-name="Text_20_body">
      <style:paragraph-properties fo:margin-top="0.012cm" fo:margin-bottom="0cm" style:contextual-spacing="false"/>
      <style:text-properties fo:font-size="12.5pt" style:font-size-asian="12.5pt"/>
    </style:style>
    <style:style style:name="P39" style:family="paragraph" style:parent-style-name="Text_20_body">
      <style:paragraph-properties fo:margin-left="0.176cm" fo:margin-right="0.178cm" fo:line-height="118%" fo:text-align="justify" style:justify-single-word="false" fo:text-indent="0cm" style:auto-text-indent="false"/>
    </style:style>
    <style:style style:name="T1" style:family="text">
      <style:text-properties fo:font-size="10pt" style:font-size-asian="10pt"/>
    </style:style>
    <style:style style:name="T2" style:family="text">
      <style:text-properties fo:font-size="10pt" fo:letter-spacing="-0.007cm" style:font-size-asian="10pt"/>
    </style:style>
    <style:style style:name="T3" style:family="text">
      <style:text-properties fo:font-size="10pt" fo:letter-spacing="-0.005cm" style:font-size-asian="10pt"/>
    </style:style>
    <style:style style:name="T4" style:family="text">
      <style:text-properties fo:font-size="10pt" style:text-underline-style="solid" style:text-underline-width="auto" style:text-underline-color="font-color" style:font-size-asian="10pt"/>
    </style:style>
    <style:style style:name="T5" style:family="text">
      <style:text-properties fo:font-size="10pt" fo:letter-spacing="-0.021cm" style:font-size-asian="10pt"/>
    </style:style>
    <style:style style:name="T6" style:family="text">
      <style:text-properties fo:font-size="10pt" fo:letter-spacing="-0.002cm" style:font-size-asian="10pt"/>
    </style:style>
    <style:style style:name="T7" style:family="text">
      <style:text-properties fo:font-size="10pt" fo:language="mk" fo:country="MK" style:text-underline-style="solid" style:text-underline-width="auto" style:text-underline-color="font-color" fo:font-weight="bold" officeooo:rsid="00174ddb" style:font-size-asian="10pt" style:font-weight-asian="bold" style:font-weight-complex="bold"/>
    </style:style>
    <style:style style:name="T8" style:family="text">
      <style:text-properties style:font-name="Times New Roman" fo:font-size="10pt" style:text-underline-style="solid" style:text-underline-width="auto" style:text-underline-color="font-color" style:font-size-asian="10pt"/>
    </style:style>
    <style:style style:name="T9" style:family="text">
      <style:text-properties style:font-name="Times New Roman" fo:font-size="10pt" fo:language="mk" fo:country="MK" style:text-underline-style="solid" style:text-underline-width="auto" style:text-underline-color="font-color" fo:font-weight="bold" officeooo:rsid="00174ddb" style:font-size-asian="10pt" style:font-weight-asian="bold" style:font-weight-complex="bold"/>
    </style:style>
    <style:style style:name="T10" style:family="text">
      <style:text-properties fo:font-size="11pt" style:font-size-asian="11pt"/>
    </style:style>
    <style:style style:name="T11" style:family="text">
      <style:text-properties fo:font-size="11pt" fo:letter-spacing="-0.011cm" style:font-size-asian="11pt"/>
    </style:style>
    <style:style style:name="T12" style:family="text">
      <style:text-properties fo:font-size="11pt" fo:letter-spacing="-0.046cm" style:font-size-asian="11pt"/>
    </style:style>
    <style:style style:name="T13" style:family="text">
      <style:text-properties fo:font-size="11pt" fo:letter-spacing="-0.032cm" style:font-size-asian="11pt"/>
    </style:style>
    <style:style style:name="T14" style:family="text">
      <style:text-properties fo:font-size="11pt" fo:letter-spacing="-0.044cm" style:font-size-asian="11pt"/>
    </style:style>
    <style:style style:name="T15" style:family="text">
      <style:text-properties fo:font-size="11pt" fo:language="en" fo:country="US" officeooo:rsid="00174ddb" style:font-size-asian="11pt"/>
    </style:style>
    <style:style style:name="T16" style:family="text">
      <style:text-properties fo:color="#1154cc" loext:opacity="100%" style:font-name="Times New Roman" fo:font-size="11pt" fo:letter-spacing="-0.097cm" style:text-underline-style="solid" style:text-underline-width="auto" style:text-underline-color="#1154cc" style:font-size-asian="11pt"/>
    </style:style>
    <style:style style:name="T17" style:family="text">
      <style:text-properties fo:color="#1154cc" loext:opacity="100%" style:text-underline-style="solid" style:text-underline-width="auto" style:text-underline-color="#1154cc"/>
    </style:style>
    <style:style style:name="T18" style:family="text">
      <style:text-properties fo:color="#1154cc" loext:opacity="100%" fo:font-size="11pt" style:text-underline-style="solid" style:text-underline-width="auto" style:text-underline-color="#1154cc" style:font-size-asian="11pt"/>
    </style:style>
    <style:style style:name="T19" style:family="text">
      <style:text-properties fo:color="#1154cc" loext:opacity="100%" fo:font-size="11pt" fo:letter-spacing="-0.004cm" style:text-underline-style="solid" style:text-underline-width="auto" style:text-underline-color="#1154cc" style:font-size-asian="11pt"/>
    </style:style>
    <style:style style:name="T20" style:family="text">
      <style:text-properties fo:color="#ff0000" loext:opacity="100%"/>
    </style:style>
    <style:style style:name="T21" style:family="text">
      <style:text-properties fo:color="#666666" loext:opacity="100%"/>
    </style:style>
    <style:style style:name="T22" style:family="text">
      <style:text-properties fo:letter-spacing="-0.028cm"/>
    </style:style>
    <style:style style:name="T23" style:family="text">
      <style:text-properties fo:letter-spacing="-0.046cm"/>
    </style:style>
    <style:style style:name="T24" style:family="text">
      <style:text-properties fo:language="mk" fo:country="MK" fo:font-weight="bold" officeooo:rsid="001a7792" style:font-weight-asian="bold" style:font-size-complex="14pt" style:font-weight-complex="bold"/>
    </style:style>
    <style:style style:name="T25" style:family="text">
      <style:text-properties fo:language="mk" fo:country="MK" style:font-size-complex="14pt"/>
    </style:style>
    <style:style style:name="T26" style:family="text">
      <style:text-properties fo:language="mk" fo:country="MK" officeooo:rsid="001a7792" style:font-size-complex="14pt"/>
    </style:style>
    <style:style style:name="T27" style:family="text">
      <style:text-properties fo:language="mk" fo:country="MK" officeooo:rsid="001e5e04" style:font-size-complex="14pt"/>
    </style:style>
    <style:style style:name="T28" style:family="text">
      <style:text-properties fo:language="mk" fo:country="MK"/>
    </style:style>
    <style:style style:name="T29" style:family="text">
      <style:text-properties fo:language="mk" fo:country="MK" officeooo:rsid="00206c75"/>
    </style:style>
    <style:style style:name="T30" style:family="text">
      <style:text-properties fo:language="mk" fo:country="MK" officeooo:rsid="0021c968"/>
    </style:style>
    <style:style style:name="T31" style:family="text">
      <style:text-properties fo:language="mk" fo:country="MK" fo:font-weight="normal" officeooo:rsid="001a7792" style:font-weight-asian="normal" style:font-size-complex="14pt" style:font-weight-complex="normal"/>
    </style:style>
    <style:style style:name="T32" style:family="text">
      <style:text-properties fo:font-size="12.5pt" fo:language="mk" fo:country="MK" style:font-size-asian="12.5pt"/>
    </style:style>
    <style:style style:name="T33" style:family="text">
      <style:text-properties fo:font-size="12.5pt" fo:language="mk" fo:country="MK" officeooo:rsid="0018e97d" style:font-size-asian="12.5pt"/>
    </style:style>
    <style:style style:name="T34" style:family="text">
      <style:text-properties fo:language="en" fo:country="US"/>
    </style:style>
    <style:style style:name="T35" style:family="text">
      <style:text-properties fo:language="en" fo:country="US" officeooo:rsid="00174ddb"/>
    </style:style>
    <style:style style:name="T36" style:family="text">
      <style:text-properties fo:language="en" fo:country="US" officeooo:rsid="0018e97d"/>
    </style:style>
    <style:style style:name="T37" style:family="text">
      <style:text-properties fo:language="en" fo:country="US" officeooo:rsid="0018e97d" style:font-name-asian="Arial3" style:language-asian="en" style:country-asian="US" style:font-name-complex="Arial3" style:language-complex="ar" style:country-complex="SA"/>
    </style:style>
    <style:style style:name="T38" style:family="text">
      <style:text-properties fo:language="en" fo:country="US" style:font-size-complex="14pt"/>
    </style:style>
    <style:style style:name="T39" style:family="text">
      <style:text-properties fo:language="en" fo:country="US" officeooo:rsid="001f8d3b"/>
    </style:style>
    <style:style style:name="T40" style:family="text">
      <style:text-properties fo:language="en" fo:country="US" officeooo:rsid="00206c75"/>
    </style:style>
    <style:style style:name="T41" style:family="text">
      <style:text-properties style:font-name="Arial" fo:font-size="11pt" fo:language="mk" fo:country="MK" officeooo:rsid="0021c968" style:font-name-asian="Arial3" style:font-size-asian="11pt" style:language-asian="en" style:country-asian="US" style:font-name-complex="Arial3" style:font-size-complex="11pt" style:language-complex="ar" style:country-complex="SA"/>
    </style:style>
    <style:style style:name="T42" style:family="text">
      <style:text-properties style:font-name="Arial" fo:language="mk" fo:country="MK" officeooo:rsid="001c66eb" style:font-name-asian="Arial3" style:language-asian="en" style:country-asian="US" style:font-name-complex="Arial3" style:font-size-complex="14pt" style:language-complex="ar" style:country-complex="SA"/>
    </style:style>
    <style:style style:name="T43" style:family="text">
      <style:text-properties style:font-name="Arial" fo:language="mk" fo:country="MK" fo:font-weight="normal" officeooo:rsid="001c66eb" style:font-name-asian="Arial3" style:language-asian="en" style:country-asian="US" style:font-weight-asian="normal" style:font-name-complex="Arial3" style:font-size-complex="14pt" style:language-complex="ar" style:country-complex="SA" style:font-weight-complex="normal"/>
    </style:style>
    <style:style style:name="T44" style:family="text">
      <style:text-properties fo:color="#000000" loext:opacity="100%" fo:font-size="12pt" fo:language="mk" fo:country="MK" officeooo:rsid="001f8d3b" style:font-size-asian="12pt"/>
    </style:style>
    <style:style style:name="T45" style:family="text">
      <style:text-properties fo:color="#000000" loext:opacity="100%" fo:font-size="12pt" fo:language="en" fo:country="US" officeooo:rsid="001f8d3b" style:font-size-asian="12pt"/>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8"><text:span text:style-name="T1">ИМЕ</text:span><text:span text:style-name="T2"> </text:span><text:span text:style-name="T1">И</text:span><text:span text:style-name="T3"> </text:span><text:span text:style-name="T1">ПРЕЗИМЕ:</text:span><text:span text:style-name="T4"> </text:span><text:span text:style-name="T7">Леон Чобанов</text:span><text:span text:style-name="T4"><text:tab/></text:span><text:span text:style-name="T1"><text:tab/>БРОЈ НА</text:span><text:span text:style-name="T5"> </text:span><text:span text:style-name="T1">ИНДЕКС:</text:span><text:span text:style-name="T6"> </text:span><text:span text:style-name="T8"><text:s/></text:span><text:span text:style-name="T9">151531</text:span><text:span text:style-name="T8"><text:tab/></text:span></text:p>
        <text:p text:style-name="P9"/>
        <text:p text:style-name="P16"/>
        <text:list xml:id="list2851662499" text:style-name="WWNum1">
          <text:list-item>
            <text:p text:style-name="P1"><text:span text:style-name="T10">(15 поени) За ова прашање ќе треба да го лоцирате трудот за кој правевте тетратка во првиот колоквиум на следниот</text:span><text:span text:style-name="T11"> </text:span><text:span text:style-name="T10">линк:</text:span></text:p>
            <text:p text:style-name="P7"><text:span text:style-name="T15"/></text:p>
            <text:p text:style-name="P7"><text:a xlink:type="simple" xlink:href="https://idus.us.es/bitstream/handle/11441/42288/Computational%20intelligence.pdf" text:style-name="Internet_20_link" text:visited-style-name="Visited_20_Internet_20_Link"><text:span text:style-name="T32">https://idus.us.es/bitstream/handle/11441/42288/Computational%20intelligence.pdf</text:span></text:a></text:p>
            <text:p text:style-name="P7"><text:span text:style-name="T32"/></text:p>
          </text:list-item>
        </text:list>
        <text:p text:style-name="P21"><text:span text:style-name="T17"/></text:p>
        <text:p text:style-name="P26"/>
        <text:p text:style-name="P24">Цитирајте го избраниот труд користејќи го APA (American Psychological Association) стилот на цитирање!</text:p>
        <text:p text:style-name="P28"/>
        <text:p text:style-name="P21"><text:span text:style-name="T20">ОДГОВОР:</text:span></text:p>
        <text:p text:style-name="P10"/>
        <text:p text:style-name="P15">Martínez-Álvarez,<text:span text:style-name="T35">F.M-A.</text:span> <text:span text:style-name="T37">&amp; </text:span>Troncoso,<text:span text:style-name="T35">A.T.</text:span> <text:span text:style-name="T36">&amp; </text:span>Morales-Esteban, <text:span text:style-name="T35">A.M-E.</text:span>,<text:span text:style-name="T35">R</text:span>iquelme<text:span text:style-name="T34"> </text:span><text:span text:style-name="T35">J.C.R.</text:span><text:span text:style-name="T34"> (2011).Computational Intelligence Techniques for Predicting Earthquakes </text:span>Seville,<text:span text:style-name="T36">ESP. </text:span><text:a xlink:type="simple" xlink:href="https://idus.us.es/bitstream/handle/11441/42288/Computational%20intelligence.pdf" text:style-name="Internet_20_link" text:visited-style-name="Visited_20_Internet_20_Link"><text:span text:style-name="T33">https://idus.us.es/bitstream/handle/11441/42288/Computational%20intelligence.pdf</text:span></text:a></text:p>
        <text:p text:style-name="P14"/>
        <text:p text:style-name="P10"/>
        <text:list xml:id="list180659882692891" text:continue-numbering="true" text:style-name="WWNum1">
          <text:list-item>
            <text:p text:style-name="P2"><text:span text:style-name="T10">(20 поени) Објаснете ја разликата помеѓу репродусибилност и</text:span><text:span text:style-name="T12"> </text:span><text:span text:style-name="T10">репликабилност.</text:span></text:p>
          </text:list-item>
        </text:list>
        <text:p text:style-name="P27"/>
        <text:p text:style-name="P21"><text:span text:style-name="T20">ОДГОВОР:</text:span></text:p>
        <text:p text:style-name="P19"><text:span text:style-name="T20"/></text:p>
        <text:p text:style-name="P20">Репродусибилност и репликабилност во контекст на научно истражување се дефинираат како :</text:p>
        <text:p text:style-name="P22"/>
        <text:p text:style-name="P13"><text:span text:style-name="T31">Репродусибилност </text:span><text:span text:style-name="T26">значи добивање на конзистентни резултати користејки ги истите инпут податоци,</text:span><text:span text:style-name="T25">пресметковни чекори, методи, код и услови на анализа </text:span><text:span text:style-name="T27">додека</text:span><text:span text:style-name="T38"> </text:span><text:span text:style-name="T43">Репликабилност</text:span><text:span text:style-name="T42"> </text:span><text:span text:style-name="T25">подразбира добивање конзистентни резултати низ студии насочени кон одговарање на истото научно прашање, од кои секоја има добиено свои податоци.</text:span><text:span text:style-name="T27"> </text:span></text:p>
        <text:p text:style-name="P13"><text:span text:style-name="T27"/></text:p>
        <text:p text:style-name="P13"><text:span text:style-name="T27">Репликабилност претставува добивање консистенти одговри на едно начно прашање додека репродусибилност претставува сигање на иститот заклучок користејќи ги истите инпут податоци.</text:span></text:p>
        <text:p text:style-name="P10"/>
        <text:p text:style-name="P10"/>
        <text:p text:style-name="P17"/>
        <text:list xml:id="list180660488320606" text:continue-numbering="true" text:style-name="WWNum1">
          <text:list-item>
            <text:p text:style-name="P3"><text:span text:style-name="T10">(25 поени) Која е разликата помеѓу контејнер и виртуелна</text:span><text:span text:style-name="T13"> </text:span><text:span text:style-name="T10">машина?</text:span></text:p>
          </text:list-item>
        </text:list>
        <text:p text:style-name="P11"/>
        <text:p text:style-name="P11"/>
        <text:p text:style-name="P30"/>
        <text:p text:style-name="P21"><text:span text:style-name="T20">ОДГОВОР:</text:span></text:p>
        <text:p text:style-name="P21"><text:soft-page-break/><text:span text:style-name="T20"/></text:p>
        <text:p text:style-name="P11">Главните разлики помегу контејнер и виртуелна машина се:</text:p>
        <text:p text:style-name="P23"><text:span text:style-name="T44">Виртуелната машина </text:span><text:span text:style-name="T45">o</text:span><text:span text:style-name="T28">возможува целосна изолација од оперативниот систем домаќин и другите ВМ </text:span><text:span text:style-name="T29">додека контејнерот ни дава мала изолациаја.Генерално виртуелната машина ни дава поголема сигурност. Контејнерите исто така даваат начин за изолирање на апликациите и обезбедуваат виртуелна платформа за активирање на апликациите Системот на контејнерот бара основен оперативен систем кој ги обезбедува основните услуги на сите контејнеризирани апликации користејќи поддршка за виртуелна меморија за изолација.ВМ има свој оперативен систем користејќи хардверска поддршка за </text:span><text:span text:style-name="T41">виртуализација</text:span><text:span text:style-name="T29">. Контејнерските системи обично обезбедуваат изолација на услуги помеѓу контејнерите. Како резултат, услугите за контејнери, како што се датотечни системи или мрежна поддршка, можат да имаат ограничен пристап до ресурси. </text:span></text:p>
      </text:section>
      <text:list xml:id="list180659013631552" text:continue-numbering="true" text:style-name="WWNum1">
        <text:list-item>
          <text:p text:style-name="P4"><text:span text:style-name="T10">(65 поени) Минатиот колоквиум имавте задача да изработите Jupyter тетратка поврзана со еден научен труд. За вториот колоквиум потребно е да креирате ново GitHub репо каде тетратката од првиот колоквиум ќе ја дополните со следните</text:span><text:span text:style-name="T14"> </text:span><text:span text:style-name="T10">карактеристики:</text:span></text:p>
        </text:list-item>
      </text:list>
      <text:p text:style-name="P18"/>
      <text:p text:style-name="P21">а) (40 поени) Подобрете ја репродусибилноста на тетратката со една од следните алатки:</text:p>
      <text:p text:style-name="P27"/>
      <text:list xml:id="list180659282852934" text:continue-numbering="true" text:style-name="WWNum1">
        <text:list-item>
          <text:list>
            <text:list-item>
              <text:p text:style-name="P5"><text:a xlink:type="simple" xlink:href="https://mybinder.org/" text:style-name="Default_20_Style" text:visited-style-name="Default_20_Style"><text:span text:style-name="T16"><text:s/></text:span></text:a><text:a xlink:type="simple" xlink:href="https://mybinder.org/" text:style-name="Default_20_Style" text:visited-style-name="Default_20_Style"><text:span text:style-name="T18">Binder</text:span></text:a></text:p>
            </text:list-item>
            <text:list-item>
              <text:p text:style-name="P6"><text:a xlink:type="simple" xlink:href="https://www.docker.com/" text:style-name="Default_20_Style" text:visited-style-name="Default_20_Style"><text:span text:style-name="T16"><text:s/></text:span></text:a><text:a xlink:type="simple" xlink:href="https://www.docker.com/" text:style-name="Default_20_Style" text:visited-style-name="Default_20_Style"><text:span text:style-name="T18">Docker</text:span></text:a></text:p>
            </text:list-item>
            <text:list-item>
              <text:p text:style-name="P6"><text:a xlink:type="simple" xlink:href="https://colab.research.google.com/notebooks/intro.ipynb#recent%3Dtrue" text:style-name="Default_20_Style" text:visited-style-name="Default_20_Style"><text:span text:style-name="T16"><text:s/></text:span></text:a><text:a xlink:type="simple" xlink:href="https://colab.research.google.com/notebooks/intro.ipynb#recent%3Dtrue" text:style-name="Default_20_Style" text:visited-style-name="Default_20_Style"><text:span text:style-name="T18">Google</text:span></text:a><text:a xlink:type="simple" xlink:href="https://colab.research.google.com/notebooks/intro.ipynb#recent%3Dtrue" text:style-name="Default_20_Style" text:visited-style-name="Default_20_Style"><text:span text:style-name="T19"> </text:span></text:a><text:a xlink:type="simple" xlink:href="https://colab.research.google.com/notebooks/intro.ipynb#recent%3Dtrue" text:style-name="Default_20_Style" text:visited-style-name="Default_20_Style"><text:span text:style-name="T18">Colab</text:span></text:a></text:p>
            </text:list-item>
          </text:list>
        </text:list-item>
      </text:list>
      <text:p text:style-name="P29"/>
      <text:p text:style-name="P33">Целта е сите фигури и пресметки да можат да се извршат во некоја од наведените алатки. Притоа, прашањето носи исто поени независно од околината (некој што има само Binder ќе биде исто оценет и доколку има Binder со<text:span text:style-name="T22"> </text:span>Docker).</text:p>
      <text:p text:style-name="P34"><text:a xlink:type="simple" xlink:href="https://mybinder.org/v2/gh/leroncobanov/151531-Leon-Cobanov-MnivI-Kol2/master?filepath=PredictingEarthquakes.ipynb" text:style-name="Internet_20_link" text:visited-style-name="Visited_20_Internet_20_Link"/></text:p>
      <text:p text:style-name="P34"><text:a xlink:type="simple" xlink:href="https://mybinder.org/v2/gh/leroncobanov/151531-Leon-Cobanov-MnivI-Kol2/master?filepath=PredictingEarthquakes.ipynb" text:style-name="Internet_20_link" text:visited-style-name="Visited_20_Internet_20_Link">https://mybinder.org/v2/gh/leroncobanov/151531-Leon-Cobanov-MnivI-Kol2/master?filepath=PredictingEarthquakes.ipynb</text:a></text:p>
      <text:p text:style-name="P34"/>
      <text:p text:style-name="P35">б) (25 поени) За ова дополнително прашање треба да бидете креативни. Трансформирајте ја тетратката од првиот колоквиум така што пресметките или излезите од фигурите ќе бидат во два јазици, користејќи<text:a xlink:type="simple" xlink:href="https://vatlab.github.io/sos-docs/" text:style-name="Default_20_Style" text:visited-style-name="Default_20_Style"><text:span text:style-name="T17"> Script of Scripts (SoS)</text:span></text:a>. Можете да користите било кој јазик како втор, изборот на јазик не влијае на<text:span text:style-name="T23"> </text:span>поените.</text:p>
      <text:p text:style-name="P36"/>
      <text:p text:style-name="P25"><text:span text:style-name="T20">ОДГОВОР:</text:span></text:p>
      <text:p text:style-name="P10"/>
      <text:p text:style-name="P10"><text:a xlink:type="simple" xlink:href="https://github.com/leroncobanov/151531-Leon-Cobanov-MnivI-Kol2" text:style-name="Internet_20_link" text:visited-style-name="Visited_20_Internet_20_Link">https://github.com/leroncobanov/151531-Leon-Cobanov-MnivI-Kol2</text:a></text:p>
      <text:p text:style-name="P10"/>
      <text:p text:style-name="P10"/>
      <text:p text:style-name="P37">Сите измени што ќе ги направите на вашата Jupyter тетратката и околината е неопходно да ги прикачите во вашето новото GitHub репо (доколку немате профил креирајте го, ќе ви треба). Линкот од вашиот Github repo мора да биде испратен до 23.59 часот на 23 јануари (сите промени по овој краен рок нема да бидат прифатени). Исто така нема да прифаќаме тетратки хостирани на било кое друго место освен на Github.</text:p>
      <text:p text:style-name="P38"/>
      <text:p text:style-name="P39">На курсот прикачете го фајлов со вашите одговори и за последното прашање додадете го линкот до вашето ново репо. Со лесно!</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erif" svg:font-family="serif"/>
    <style:font-face style:name="Arial4"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Arial" fo:font-family="Arial" style:font-family-generic="roman" style:font-pitch="variable" fo:language="none" fo:country="none" style:font-name-asian="Arial3" style:font-family-asian="Arial" style:font-family-generic-asian="system" style:font-pitch-asian="variable" style:language-asian="en" style:country-asian="US" style:font-name-complex="Arial3" style:font-family-complex="Arial"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rial" fo:font-family="Arial" style:font-family-generic="roman" style:font-pitch="variable" fo:font-size="11pt" fo:language="none" fo:country="non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List_20_Paragraph" style:display-name="List Paragraph" style:family="paragraph" style:parent-style-name="Standard" style:default-outline-level="">
      <style:paragraph-properties fo:margin-left="2.716cm" fo:margin-right="0cm" fo:text-indent="-0.635cm" style:auto-text-indent="false"/>
      <style:text-properties style:font-name="Arial" fo:font-family="Arial" style:font-family-generic="roman" style:font-pitch="variable" fo:language="none" fo:country="none" style:font-name-asian="Arial3" style:font-family-asian="Arial" style:font-family-generic-asian="system" style:font-pitch-asian="variable" style:language-asian="en" style:country-asian="US" style:font-name-complex="Arial3" style:font-family-complex="Arial"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fo:language="none" fo:country="none" style:language-asian="en" style:country-asian="US"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Arial" fo:font-family="Arial" style:font-family-generic="roman" style:font-pitch="variable" fo:font-size="11pt" fo:letter-spacing="-0.002cm" fo:language="none" fo:country="non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text-scale="100%"/>
    </style:style>
    <style:style style:name="ListLabel_20_2" style:display-name="ListLabel 2" style:family="text">
      <style:text-properties fo:font-size="11pt" fo:letter-spacing="-0.097cm" fo:language="none" fo:country="non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text-scale="100%"/>
    </style:style>
    <style:style style:name="ListLabel_20_3" style:display-name="ListLabel 3" style:family="text">
      <style:text-properties fo:language="none" fo:country="none" style:language-asian="en" style:country-asian="US" style:language-complex="ar" style:country-complex="SA"/>
    </style:style>
    <style:style style:name="ListLabel_20_4" style:display-name="ListLabel 4" style:family="text">
      <style:text-properties fo:language="none" fo:country="none" style:language-asian="en" style:country-asian="US" style:language-complex="ar" style:country-complex="SA"/>
    </style:style>
    <style:style style:name="ListLabel_20_5" style:display-name="ListLabel 5" style:family="text">
      <style:text-properties fo:language="none" fo:country="none" style:language-asian="en" style:country-asian="US" style:language-complex="ar" style:country-complex="SA"/>
    </style:style>
    <style:style style:name="ListLabel_20_6" style:display-name="ListLabel 6" style:family="text">
      <style:text-properties fo:language="none" fo:country="none" style:language-asian="en" style:country-asian="US" style:language-complex="ar" style:country-complex="SA"/>
    </style:style>
    <style:style style:name="ListLabel_20_7" style:display-name="ListLabel 7" style:family="text">
      <style:text-properties fo:language="none" fo:country="none" style:language-asian="en" style:country-asian="US" style:language-complex="ar" style:country-complex="SA"/>
    </style:style>
    <style:style style:name="ListLabel_20_8" style:display-name="ListLabel 8" style:family="text">
      <style:text-properties fo:language="none" fo:country="none" style:language-asian="en" style:country-asian="US" style:language-complex="ar" style:country-complex="SA"/>
    </style:style>
    <style:style style:name="ListLabel_20_9" style:display-name="ListLabel 9" style:family="text">
      <style:text-properties fo:language="none" fo:country="none" style:language-asian="en" style:country-asian="US"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459cm" fo:margin-left="0.176cm"/>
        </style:list-level-properties>
      </text:list-level-style-number>
      <text:list-level-style-bullet text:level="2" text:style-name="ListLabel_20_2" text:bullet-char="-">
        <style:list-level-properties text:list-level-position-and-space-mode="label-alignment">
          <style:list-level-label-alignment text:label-followed-by="listtab" fo:text-indent="-0.635cm" fo:margin-left="2.716cm"/>
        </style:list-level-properties>
        <style:text-properties style:font-name="Arial1"/>
      </text:list-level-style-bullet>
      <text:list-level-style-bullet text:level="3" text:style-name="ListLabel_20_3" text:bullet-char="•">
        <style:list-level-properties text:list-level-position-and-space-mode="label-alignment">
          <style:list-level-label-alignment text:label-followed-by="listtab" fo:text-indent="-0.635cm" fo:margin-left="4.288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86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7.431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9.003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10.575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2.14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3.71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Text_20_body">
      <style:paragraph-properties fo:margin-left="0.035cm" fo:margin-right="0cm" fo:margin-top="0.021cm" fo:margin-bottom="0cm" style:contextual-spacing="false" fo:text-indent="0cm" style:auto-text-indent="false"/>
    </style:style>
    <style:style style:name="MP3" style:family="paragraph" style:parent-style-name="Text_20_body">
      <style:paragraph-properties fo:margin-left="0.035cm" fo:margin-right="0cm" fo:margin-top="0.083cm" fo:margin-bottom="0cm" style:contextual-spacing="false" fo:text-indent="0cm" style:auto-text-indent="false"/>
    </style:style>
    <style:style style:name="MT1" style:family="text">
      <style:text-properties fo:color="#666666" loext:opacity="100%"/>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59cm" fo:page-height="27.94cm" style:num-format="1" style:print-orientation="portrait" fo:margin-top="1.289cm" fo:margin-bottom="0.494cm" fo:margin-left="2.364cm" fo:margin-right="2.36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27cm" fo:margin-left="0cm" fo:margin-right="0cm" fo:margin-bottom="1.326cm" style:dynamic-spacing="true"/>
      </style:header-style>
      <style:footer-style/>
    </style:page-layout>
    <style:page-layout style:name="Mpm2">
      <style:page-layout-properties fo:page-width="21.59cm" fo:page-height="27.94cm" style:num-format="1" style:print-orientation="portrait" fo:margin-top="2.716cm" fo:margin-bottom="0.494cm" fo:margin-left="2.364cm" fo:margin-right="2.36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89cm" fo:margin-bottom="0.494cm" fo:margin-left="2.364cm" fo:margin-right="2.364cm" style:writing-mode="lr-tb" style:layout-grid-color="#c0c0c0" style:layout-grid-lines="247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27cm" fo:margin-left="0cm" fo:margin-right="0cm" fo:margin-bottom="1.326cm" style:dynamic-spacing="true"/>
      </style:header-style>
      <style:footer-style/>
    </style:page-layout>
  </office:automatic-styles>
  <office:master-styles>
    <style:master-page style:name="Standard" style:page-layout-name="Mpm1">
      <style:header>
        <text:p text:style-name="MP1"><draw:frame draw:style-name="Mfr1" draw:name="Frame1" text:anchor-type="char" svg:x="2.505cm" svg:y="1.254cm" svg:width="12.104cm" svg:height="1.034cm" draw:z-index="2"><draw:text-box><text:p text:style-name="MP2"><text:span text:style-name="MT1">Коцарев/Трајковиќ/Стиков</text:span></text:p><text:p text:style-name="MP3"><text:span text:style-name="MT1">МЕТОДОЛОГИЈА НА ИСТРАЖУВАЊЕТО ВО ИКТ: КОЛОКВИУМ 2</text:span></text:p></draw:text-box></draw:frame><draw:frame draw:style-name="Mfr1" draw:name="Frame2" text:anchor-type="char" svg:x="15.42cm" svg:y="1.783cm" svg:width="3.154cm" svg:height="0.504cm" draw:z-index="5"><draw:text-box><text:p text:style-name="MP2"><text:span text:style-name="MT1">23 Јануари, 2021</text:span></text:p></draw:text-box></draw:frame></text:p>
      </style:header>
    </style:master-page>
    <style:master-page style:name="First_20_Page" style:display-name="First Page" style:page-layout-name="Mpm2" style:next-style-name="Standard"/>
    <style:master-page style:name="Converted1" style:page-layout-name="Mpm3">
      <style:header>
        <text:p text:style-name="MP1"><draw:frame draw:style-name="Mfr1" draw:name="Frame3" text:anchor-type="char" svg:x="2.505cm" svg:y="1.254cm" svg:width="12.104cm" svg:height="1.034cm" draw:z-index="3"><draw:text-box><text:p text:style-name="MP2"><text:span text:style-name="MT1">Коцарев/Трајковиќ/Стиков</text:span></text:p><text:p text:style-name="MP3"><text:span text:style-name="MT1">МЕТОДОЛОГИЈА НА ИСТРАЖУВАЊЕТО ВО ИКТ: КОЛОКВИУМ 2</text:span></text:p></draw:text-box></draw:frame><draw:frame draw:style-name="Mfr1" draw:name="Frame4" text:anchor-type="char" svg:x="15.42cm" svg:y="1.783cm" svg:width="3.154cm" svg:height="0.504cm" draw:z-index="0"><draw:text-box><text:p text:style-name="MP2"><text:span text:style-name="MT1">23 Јануари, 2021</text:span></text:p></draw:text-box></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3T13:56:26</meta:creation-date>
    <dc:date>2021-01-23T18:06:58.830000000</dc:date>
    <meta:editing-duration>PT9M16S</meta:editing-duration>
    <meta:generator>LibreOffice/7.0.4.2$Windows_X86_64 LibreOffice_project/dcf040e67528d9187c66b2379df5ea4407429775</meta:generator>
    <meta:editing-cycles>1</meta:editing-cycles>
    <meta:document-statistic meta:table-count="0" meta:image-count="0" meta:object-count="0" meta:page-count="3" meta:paragraph-count="33" meta:word-count="528" meta:character-count="3989" meta:non-whitespace-character-count="3493"/>
    <meta:user-defined meta:name="AppVersion">12.0000</meta:user-defined>
    <meta:user-defined meta:name="LastSaved" meta:value-type="date">2021-01-23T00:00:00</meta:user-defined>
    <meta:template xlink:type="simple" xlink:actuate="onRequest" xlink:title="Normal" xlink:href=""/>
  </office:meta>
</office:document-meta>
</file>